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int "Bienvenu dans notre QCM de la semaine,\</text:p>
      <text:p text:style-name="Preformatted_20_Text">comme vous le savez tous les mercredis matin, \</text:p>
      <text:p text:style-name="Preformatted_20_Text">un nouveau QCM est mit en ligne pour votre plus grand bonheur ! \n"</text:p>
      <text:p text:style-name="Preformatted_20_Text">print "Pour les petits nouveaux, rappelons les règles:\</text:p>
      <text:p text:style-name="Preformatted_20_Text">L'oridnateur va vous poser une série de 6 questions puis vous proposer 3 réponses\</text:p>
      <text:p text:style-name="Preformatted_20_Text">Vous n'aurez cas répondre par la lettre qui précède la réponse voulue."</text:p>
      <text:p text:style-name="Preformatted_20_Text">print "Attention ! Une bonne réponse vaut 2 points, mais une mauvaise -1 points\</text:p>
      <text:p text:style-name="Preformatted_20_Text">alors réflechissez bien ! Bonne chance. \n\n"</text:p>
      <text:p text:style-name="Preformatted_20_Text">N= raw_input ("Quel est votre nom ?")</text:p>
      <text:p text:style-name="Preformatted_20_Text">print "Prêt", N, "? Alors commencons !"</text:p>
      <text:p text:style-name="Preformatted_20_Text">#On pose une liste de questions</text:p>
      <text:p text:style-name="Preformatted_20_Text">liste_de_questions = ['1:Quelle était la couleur du cheval blanc de Henri IV ?',\</text:p>
      <text:p text:style-name="Preformatted_20_Text">'2:Qui veut toujours attraper les Schtroumpfs ?',\</text:p>
      <text:p text:style-name="Preformatted_20_Text">'3:Pourquoi Napoléon portait-il des bretelles bleu,blanc,rouge ?',\</text:p>
      <text:p text:style-name="Preformatted_20_Text">'4:Que fait le petit pousset pour ne pas se perdre dans la foret ?',\</text:p>
      <text:p text:style-name="Preformatted_20_Text">'5:De quoi est fait la neige ?',\</text:p>
      <text:p text:style-name="Preformatted_20_Text">'6:Que porte la chat botté que ne porte pas les autres chats?']</text:p>
      <text:p text:style-name="Preformatted_20_Text">#On pose trois listes pour trois choix de réponse</text:p>
      <text:p text:style-name="Preformatted_20_Text">liste_de_reponsesA = ['A:Noir',\</text:p>
      <text:p text:style-name="Preformatted_20_Text">'A:Bagatel',\</text:p>
      <text:p text:style-name="Preformatted_20_Text">'A:Pour tenir son pantalon',\</text:p>
      <text:p text:style-name="Preformatted_20_Text">'A:Il plante des fleurs',\</text:p>
      <text:p text:style-name="Preformatted_20_Text">'A:De poussière de fée', \</text:p>
      <text:p text:style-name="Preformatted_20_Text">'A:Des bottes']</text:p>
      <text:p text:style-name="Preformatted_20_Text">liste_de_reponsesB = ['B:Blanc',\</text:p>
      <text:p text:style-name="Preformatted_20_Text">'B:Grand Schroumpf',\</text:p>
      <text:p text:style-name="Preformatted_20_Text">'B:Parce quil est francais',\</text:p>
      <text:p text:style-name="Preformatted_20_Text">'B:Il pose des petits cailloux',\</text:p>
      <text:p text:style-name="Preformatted_20_Text">'B:De leau',\</text:p>
      <text:p text:style-name="Preformatted_20_Text">'B:Des lunettes']</text:p>
      <text:p text:style-name="Preformatted_20_Text">liste_de_reponsesC = ['C:Marron',\</text:p>
      <text:p text:style-name="Preformatted_20_Text">'C:Gargamel',\</text:p>
      <text:p text:style-name="Preformatted_20_Text">'C:Parcequil ne connaissait pas la ceinture',\</text:p>
      <text:p text:style-name="Preformatted_20_Text">'C:Il prend des photos',\</text:p>
      <text:p text:style-name="Preformatted_20_Text">'C:De farine congelée',\</text:p>
      <text:p text:style-name="Preformatted_20_Text">'C:Un pantalon']</text:p>
      <text:p text:style-name="Preformatted_20_Text">#On crée une liste de réponses correctes</text:p>
      <text:p text:style-name="Preformatted_20_Text">liste_rep_correctes = ['B:Blanc',\</text:p>
      <text:p text:style-name="Preformatted_20_Text">'C:Gargamel',\</text:p>
      <text:p text:style-name="Preformatted_20_Text">'A:Pour tenir son pantalon',\</text:p>
      <text:p text:style-name="Preformatted_20_Text">'B:Il pose des petits cailloux',\</text:p>
      <text:p text:style-name="Preformatted_20_Text">'B:De leau',\</text:p>
      <text:p text:style-name="Preformatted_20_Text">'A:Des bottes']</text:p>
      <text:p text:style-name="Preformatted_20_Text">#On crée une variable i</text:p>
      <text:p text:style-name="Preformatted_20_Text">i = 0</text:p>
      <text:p text:style-name="Preformatted_20_Text">for i in range(0, len(liste_de_questions)):</text:p>
      <text:p text:style-name="Preformatted_20_Text">#On affiche les questions et ses réponses</text:p>
      <text:p text:style-name="Preformatted_20_Text"><text:s text:c="8"/>print liste_de_questions[i]</text:p>
      <text:p text:style-name="Preformatted_20_Text"><text:s text:c="8"/>print liste_de_reponsesA[i], liste_de_reponsesB[i], liste_de_reponsesC[i]</text:p>
      <text:p text:style-name="Preformatted_20_Text"><text:s text:c="8"/>rep = raw_input()</text:p>
      <text:p text:style-name="Preformatted_20_Text"><text:s text:c="8"/>A=liste_de_reponsesA[i]</text:p>
      <text:p text:style-name="Preformatted_20_Text"><text:s text:c="8"/>B=liste_de_reponsesB[i]</text:p>
      <text:p text:style-name="Preformatted_20_Text"><text:s text:c="8"/>C=liste_de_reponsesC[i]</text:p>
      <text:p text:style-name="Preformatted_20_Text"><text:s text:c="8"/>#On crée un compteur de réponses</text:p>
      <text:p text:style-name="Preformatted_20_Text"><text:s text:c="8"/>Mauvaise_rep=0</text:p>
      <text:p text:style-name="Preformatted_20_Text"><text:s text:c="8"/>Bonne_rep=0</text:p>
      <text:p text:style-name="Preformatted_20_Text"><text:s text:c="8"/>print rep, liste_rep_correctes[i]</text:p>
      <text:p text:style-name="Preformatted_20_Text"><text:s text:c="8"/>if rep!= liste_rep_correctes[i]:</text:p>
      <text:p text:style-name="Preformatted_20_Text"><text:s text:c="16"/>print('Reponse incorrecte',N,' -1 point... Question suivante !')</text:p>
      <text:p text:style-name="Preformatted_20_Text"><text:s text:c="16"/>Mauvaise_rep = Mauvaise_rep+1</text:p>
      <text:p text:style-name="Preformatted_20_Text"><text:s text:c="8"/>elif rep== liste_rep_correctes[i]:</text:p>
      <text:p text:style-name="Preformatted_20_Text"><text:soft-page-break/><text:s text:c="16"/>print ('Reponse correcte',N,' +2 points ! Question suivante !')</text:p>
      <text:p text:style-name="Preformatted_20_Text"><text:s text:c="16"/>Bonne_rep = Bonne_rep+1</text:p>
      <text:p text:style-name="Preformatted_20_Text"><text:s text:c="8"/>else rep</text:p>
      <text:p text:style-name="Preformatted_20_Text">#On calcul les points</text:p>
      <text:p text:style-name="Preformatted_20_Text">M=(Mauvaise_rep*-1)</text:p>
      <text:p text:style-name="Preformatted_20_Text">B=(Bonne_rep*2)</text:p>
      <text:p text:style-name="Preformatted_20_Text">R=(M+B)</text:p>
      <text:p text:style-name="Preformatted_20_Text">#On donne les résultats</text:p>
      <text:p text:style-name="Preformatted_20_Text">print ("Tu as fini",N,"!Tu as",R,"points")</text:p>
      <text:p text:style-name="Preformatted_20_Text">while R!=12:</text:p>
      <text:p text:style-name="Preformatted_20_Text"><text:s text:c="8"/>if R&lt;0:</text:p>
      <text:p text:style-name="Preformatted_20_Text"><text:s text:c="16"/>print("Tu es nul !")</text:p>
      <text:p text:style-name="Preformatted_20_Text"><text:s text:c="8"/>elif 0&lt;R&lt;5:</text:p>
      <text:p text:style-name="Preformatted_20_Text"><text:s text:c="16"/>print ("Cest pas super...")</text:p>
      <text:p text:style-name="Preformatted_20_Text"><text:s text:c="8"/>else R&gt;=5</text:p>
      <text:p text:style-name="Preformatted_20_Text"><text:s text:c="16"/>print ("Pas mal !")</text:p>
      <text:p text:style-name="Preformatted_20_Text">for R=12:</text:p>
      <text:p text:style-name="P1"><text:s text:c="8"/>print ("Tu es trop fort !"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0:01:24.180000000</meta:creation-date>
    <dc:date>2021-02-01T10:03:02.724000000</dc:date>
    <meta:editing-duration>PT1M39S</meta:editing-duration>
    <meta:editing-cycles>1</meta:editing-cycles>
    <meta:document-statistic meta:table-count="0" meta:image-count="0" meta:object-count="0" meta:page-count="2" meta:paragraph-count="79" meta:word-count="372" meta:character-count="2793" meta:non-whitespace-character-count="2252"/>
    <meta:generator>LibreOffice/6.3.3.2$Windows_X86_64 LibreOffice_project/a64200df03143b798afd1ec74a12ab50359878ed</meta:generator>
  </office:meta>
</office:document-meta>
</file>